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7435" officeooo:paragraph-rsid="00077435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size="14pt" fo:font-weight="bold" officeooo:rsid="00077435" officeooo:paragraph-rsid="0007743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77435" officeooo:paragraph-rsid="0007743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fo:font-size="12pt" fo:font-weight="normal" officeooo:rsid="00077435" officeooo:paragraph-rsid="0007743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77435"/>
    </style:style>
    <style:style style:name="P6" style:family="paragraph" style:parent-style-name="Standard">
      <style:paragraph-properties fo:line-height="100%" fo:text-align="justify" style:justify-single-word="false"/>
      <style:text-properties officeooo:paragraph-rsid="00077435"/>
    </style:style>
    <style:style style:name="P7" style:family="paragraph" style:parent-style-name="Text_20_body">
      <style:paragraph-properties fo:line-height="100%" fo:text-align="justify" style:justify-single-word="false"/>
      <style:text-properties officeooo:paragraph-rsid="00077435"/>
    </style:style>
    <style:style style:name="T1" style:family="text">
      <style:text-properties fo:font-size="12pt" fo:font-weight="normal" officeooo:rsid="00077435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Livro Sebesta – Augusto Jerke</text:p>
      <text:p text:style-name="P1"/>
      <text:p text:style-name="P1">Capítulo 11:</text:p>
      <text:p text:style-name="P1"/>
      <text:p text:style-name="P3"><text:tab/>A abstração na programação é fundamental, envolvendo a capacidade de se concentrar nos elementos essenciais de um problema e ocultar os detalhes irrelevantes ou complexos da implementação. Essa abordagem permite aos programadores lidar com eficiência com questões ao criar modelos simplificados que representam a realidade de maneira mais gerenciável. </text:p>
      <text:p text:style-name="P3"/>
      <text:p text:style-name="P5"><text:span text:style-name="T1"><text:tab/></text:span>A abstração de dados é uma estratégia utilizada por programadores para criar tipos de dados personalizados, ocultando os pormenores da implementação interna e disponibilizando apenas uma interface pública para interação. Essa prática simplifica o processo de desenvolvimento de programas, tornando-os mais modulares e robustos. Ao mesmo tempo, ela contribui para a redução da complexidade e fomenta a reutilização de código. </text:p>
      <text:p text:style-name="P5"/>
      <text:p text:style-name="P5"><text:tab/>Tipos de dados abstratos parametrizados são estruturas de dados versáteis que podem ser configuradas para trabalhar com uma variedade de tipos distintos. Essa versatilidade amplia significativamente a flexibilidade e a capacidade de reutilização do código, permitindo que os programadores desenvolvam funções e classes capazes de operar eficientemente com diversos tipos de dados. </text:p>
      <text:p text:style-name="P5"/>
      <text:p text:style-name="P5"><text:tab/>Encapsulamento na programação é como esconder a bagunça de dentro e só mostrar o que é necessário do lado de fora. É como ter um carro: você não precisa entender todos os detalhes do motor, só usa os botões e volante para dirigir. Isso ajuda a manter as coisas organizadas e seguras, evitando que as pessoas mexam onde não devem.</text:p>
      <text:p text:style-name="P5"/>
      <text:p text:style-name="P5"/>
      <text:p text:style-name="P1">Capítulo 12:</text:p>
      <text:p text:style-name="P2"/>
      <text:p text:style-name="P4"><text:tab/>Na POO, o código é dividido em unidades chamadas objetos, cada um contendo dados e comportamentos relacionados. Isso facilita a organização do código, tornando-o mais modular e fácil de entender. Além disso, a POO promove a reutilização de código, permitindo que objetos sejam criados e usados em diferentes partes do programa. </text:p>
      <text:p text:style-name="P4"/>
      <text:p text:style-name="P7"><text:span text:style-name="T1"><text:tab/>Um princípio chave da POO é o encapsulamento, que significa esconder a implementação interna dos objetos e permitir o acesso controlado aos seus elementos. Isso ajuda a proteger o estado interno do objeto e simplifica a manutenção do código.</text:span></text:p>
      <text:p text:style-name="P6"><text:span text:style-name="T1"><text:tab/>A herança é outro conceito importante na POO, possibilitando a criação de novos objetos com base em objetos existentes. Isso promove a reutilização de código e facilita a extensão do software. </text:span></text:p>
      <text:p text:style-name="P6"><text:span text:style-name="T1"/></text:p>
      <text:p text:style-name="P6"><text:span text:style-name="T1"><text:tab/>O polimorfismo, por sua vez, permite que objetos de diferentes tipos sejam tratados de maneira uniforme, proporcionando flexibilidade ao código. </text:span></text:p>
      <text:p text:style-name="P6"><text:span text:style-name="T1"/></text:p>
      <text:p text:style-name="P6"><text:span text:style-name="T1"><text:tab/>Java é uma linguagem de programação que coloca grande ênfase na orientação a objetos. Isso significa que os programas Java são construídos em torno do conceito de objetos, que são instâncias de classes. As classes são como modelos que definem as propriedades e comportamentos dos objetos. </text:span></text:p>
      <text:p text:style-name="P6"><text:span text:style-name="T1"><text:tab/></text:span></text:p>
      <text:p text:style-name="P6"><text:soft-page-break/><text:span text:style-name="T1"><text:tab/>A abstração é alcançada por meio de classes abstratas e interfaces. Classes abstratas fornecem uma base comum para outras classes, enquanto interfaces definem contratos que as classes devem cumprir.</text:span></text:p>
      <text:p text:style-name="P6"><text:span text:style-name="T1"/></text:p>
      <text:p text:style-name="P6"><text:span text:style-name="T1"><text:tab/>Em Java, um programa orientado a objetos é organizado na memória de maneira estruturada. Quando você escreve um código em Java, ele passa por um processo de compilação que transforma o código-fonte em bytecode, uma forma intermediária executada pela Máquina Virtual Java (JVM). </text:span></text:p>
      <text:p text:style-name="P6"><text:span text:style-name="T1"/></text:p>
      <text:p text:style-name="P6"><text:span text:style-name="T1"><text:tab/></text:span></text:p>
      <text:p text:style-name="P6"><text:span text:style-name="T1"/></text:p>
      <text:p text:style-name="P6"><text:span text:style-name="T1"/></text:p>
      <text:p text:style-name="P4"><text:span text:style-name="T1"/></text:p>
      <text:p text:style-name="P5"><text:tab/>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21:31:21.226000000</meta:creation-date>
    <dc:date>2024-03-08T22:03:03.262000000</dc:date>
    <meta:editing-duration>PT31M42S</meta:editing-duration>
    <meta:editing-cycles>1</meta:editing-cycles>
    <meta:document-statistic meta:table-count="0" meta:image-count="0" meta:object-count="0" meta:page-count="2" meta:paragraph-count="17" meta:word-count="489" meta:character-count="3234" meta:non-whitespace-character-count="2735"/>
    <meta:generator>LibreOffice/7.6.2.1$Windows_X86_64 LibreOffice_project/56f7684011345957bbf33a7ee678afaf4d2ba333</meta:generator>
  </office:meta>
</office:document-meta>
</file>